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72in"/>
    </style:style>
    <style:style style:name="co3" style:family="table-column">
      <style:table-column-properties fo:break-before="auto" style:column-width="4.919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WenQuanYi Zen Hei" style:font-name-complex="Lohit Marathi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ext-properties style:font-name="Liberation Sans" style:font-name-asian="WenQuanYi Zen Hei" style:font-name-complex="Lohit Marathi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2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Bestellung Masterarbeit </text:p>
          </table:table-cell>
          <table:table-cell table:number-columns-repeated="7"/>
        </table:table-row>
        <table:table-row table:style-name="ro1">
          <table:table-cell office:value-type="string">
            <text:p>Armin Schlegel</text:p>
          </table:table-cell>
          <table:table-cell table:number-columns-repeated="7"/>
        </table:table-row>
        <table:table-row table:style-name="ro1">
          <table:table-cell table:style-name="ce1" office:value-type="date" office:date-value="2014-03-19">
            <text:p>03/19/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latinen</text:p>
          </table:table-cell>
          <table:table-cell table:style-name="ce5"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string">
            <text:p>Mouser.de</text:p>
          </table:table-cell>
          <table:table-cell table:number-columns-repeated="7"/>
        </table:table-row>
        <table:table-row table:style-name="ro1">
          <table:table-cell office:value-type="string">
            <text:p>Menge</text:p>
          </table:table-cell>
          <table:table-cell office:value-type="string">
            <text:p>Bestellnr. </text:p>
          </table:table-cell>
          <table:table-cell office:value-type="string">
            <text:p>Beschreibung</text:p>
          </table:table-cell>
          <table:table-cell office:value-type="string">
            <text:p>Link</text:p>
          </table:table-cell>
          <table:table-cell office:value-type="string">
            <text:p>Stückpreis</text:p>
          </table:table-cell>
          <table:table-cell office:value-type="string">
            <text:p>Preis</text:p>
          </table:table-cell>
          <table:table-cell table:number-columns-repeated="2"/>
        </table:table-row>
        <table:table-row table:style-name="ro2">
          <table:table-cell table:style-name="ce2" office:value-type="float" office:value="3">
            <text:p>3</text:p>
          </table:table-cell>
          <table:table-cell office:value-type="string">
            <text:p>656-FIX30SSLAHF</text:p>
          </table:table-cell>
          <table:table-cell office:value-type="string">
            <text:p>JAE Electronics FI-X30SSLA-HF (LVDS)</text:p>
          </table:table-cell>
          <table:table-cell office:value-type="string">
            <text:p><text:a xlink:href="http://de.mouser.com/ProductDetail/JAE-Electronics/FI-X30SSLA-HF/?qs=%2Fha2pyFaduioZsvOJCeWcg109ZmKz2%2FupnzggFRdCcW4jqYF4CRRJw%3D%3D" xlink:type="simple">http://de.mouser.com/ProductDetail/JAE-Electronics/FI-X30SSLA-HF/?qs=%2fha2pyFaduioZsvOJCeWcg109ZmKz2%2fupnzggFRdCcW4jqYF4CRRJw%3d%3d</text:a></text:p>
          </table:table-cell>
          <table:table-cell table:style-name="ce8" office:value-type="float" office:value="13.08">
            <text:p>13.08</text:p>
          </table:table-cell>
          <table:table-cell table:style-name="ce8" table:formula="of:=[.A7]*[.E7]" office:value-type="float" office:value="39.24">
            <text:p>39.24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5">
            <text:p>5</text:p>
          </table:table-cell>
          <table:table-cell office:value-type="string">
            <text:p>54132-4062</text:p>
          </table:table-cell>
          <table:table-cell office:value-type="string">
            <text:p>Omron Electronics XF2M-4015-1A (RGB)</text:p>
          </table:table-cell>
          <table:table-cell table:style-name="ce7" office:value-type="string">
            <text:p><text:a xlink:href="http://de.mouser.com/ProductDetail/Molex/54132-4062/?qs=%2Fha2pyFaduiie%252bDsDPE%252bbxxE%252byCORF54wAjQh9n3aQM%3D" xlink:type="simple">http://de.mouser.com/ProductDetail/Molex/54132-4062/?qs=%2fha2pyFaduiie%252bDsDPE%252bbxxE%252byCORF54wAjQh9n3aQM%3d</text:a></text:p>
          </table:table-cell>
          <table:table-cell table:style-name="ce8" office:value-type="float" office:value="2.01">
            <text:p>2.01</text:p>
          </table:table-cell>
          <table:table-cell table:style-name="ce8" table:formula="of:=[.A8]*[.E8]" office:value-type="float" office:value="10.05">
            <text:p>10.05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5">
            <text:p>5</text:p>
          </table:table-cell>
          <table:table-cell office:value-type="string">
            <text:p>595-TFP401APZP</text:p>
          </table:table-cell>
          <table:table-cell office:value-type="string">
            <text:p>Texas Instruments TFP401APZP (HDMI-&gt;RGB)</text:p>
          </table:table-cell>
          <table:table-cell table:style-name="ce7" office:value-type="string">
            <text:p><text:a xlink:href="http://de.mouser.com/ProductDetail/Texas-Instruments/TFP401APZP/?qs=sGAEpiMZZMvzx35sqAbYyS%2FHXqUWhI80Lx8TsthrfGA%3D" xlink:type="simple">http://de.mouser.com/ProductDetail/Texas-Instruments/TFP401APZP/?qs=sGAEpiMZZMvzx35sqAbYyS%2fHXqUWhI80Lx8TsthrfGA%3d</text:a></text:p>
          </table:table-cell>
          <table:table-cell table:style-name="ce8" office:value-type="float" office:value="7.2">
            <text:p>7.20</text:p>
          </table:table-cell>
          <table:table-cell table:style-name="ce8" table:formula="of:=[.A9]*[.E9]" office:value-type="float" office:value="36">
            <text:p>36.00</text:p>
          </table:table-cell>
          <table:table-cell table:number-columns-repeated="2"/>
        </table:table-row>
        <table:table-row table:style-name="ro2">
          <table:table-cell table:style-name="ce2" office:value-type="float" office:value="3">
            <text:p>3</text:p>
          </table:table-cell>
          <table:table-cell office:value-type="string">
            <text:p>595-SN75LVDS83BDGGR</text:p>
          </table:table-cell>
          <table:table-cell office:value-type="string">
            <text:p>Bussender FlatLink 10-135MHz Transmitter (RGB-&gt;LVDS)</text:p>
          </table:table-cell>
          <table:table-cell table:style-name="ce7" office:value-type="string">
            <text:p><text:a xlink:href="http://de.mouser.com/ProductDetail/Texas-Instruments/SN75LVDS83BDGGR/?qs=%2Fha2pyFaduhUFID9k9uYqsoOJBy0IbxuibAsBHqa1LMrXVKttVeSnesdWlE%2FojUG" xlink:type="simple">http://de.mouser.com/ProductDetail/Texas-Instruments/SN75LVDS83BDGGR/?qs=%2fha2pyFaduhUFID9k9uYqsoOJBy0IbxuibAsBHqa1LMrXVKttVeSnesdWlE%2fojUG</text:a></text:p>
          </table:table-cell>
          <table:table-cell table:style-name="ce8" office:value-type="float" office:value="5.24">
            <text:p>5.24</text:p>
          </table:table-cell>
          <table:table-cell table:style-name="ce8" table:formula="of:=[.A10]*[.E10]" office:value-type="float" office:value="15.72">
            <text:p>15.72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5">
            <text:p>5</text:p>
          </table:table-cell>
          <table:table-cell office:value-type="string">
            <text:p>556-ATMEGA48A-AU</text:p>
          </table:table-cell>
          <table:table-cell office:value-type="string">
            <text:p>Atmel ATMEGA48A-AU</text:p>
          </table:table-cell>
          <table:table-cell table:style-name="ce7" office:value-type="string">
            <text:p><text:a xlink:href="http://de.mouser.com/ProductDetail/Atmel/ATMEGA48A-AU/?qs=sGAEpiMZZMvqv2n3s2xjse40PngS4U1xmCDanmh3raU%3D" xlink:type="simple">http://de.mouser.com/ProductDetail/Atmel/ATMEGA48A-AU/?qs=sGAEpiMZZMvqv2n3s2xjse40PngS4U1xmCDanmh3raU%3d</text:a></text:p>
          </table:table-cell>
          <table:table-cell table:style-name="ce8" office:value-type="float" office:value="1.58">
            <text:p>1.58</text:p>
          </table:table-cell>
          <table:table-cell table:style-name="ce8" table:formula="of:=[.A11]*[.E11]" office:value-type="float" office:value="7.9">
            <text:p>7.90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5">
            <text:p>5</text:p>
          </table:table-cell>
          <table:table-cell office:value-type="string">
            <text:p>538-53261-0671</text:p>
          </table:table-cell>
          <table:table-cell office:value-type="string">
            <text:p>Molex picoblade 53261-0671 6 pol Programmierstecker</text:p>
          </table:table-cell>
          <table:table-cell table:style-name="ce7" office:value-type="string">
            <text:p><text:a xlink:href="http://de.mouser.com/ProductDetail/Molex/53261-0671/?qs=%2Fha2pyFadujL8XqTNrjzA%2Fy0AZso5hx2IWE7X8dEAdsn1tpb%2FKahAA%3D%3D" xlink:type="simple">http://de.mouser.com/ProductDetail/Molex/53261-0671/?qs=%2fha2pyFadujL8XqTNrjzA%2fy0AZso5hx2IWE7X8dEAdsn1tpb%2fKahAA%3d%3d</text:a></text:p>
          </table:table-cell>
          <table:table-cell table:style-name="ce8" office:value-type="float" office:value="1.65">
            <text:p>1.65</text:p>
          </table:table-cell>
          <table:table-cell table:style-name="ce8" table:formula="of:=[.A12]*[.E12]" office:value-type="float" office:value="8.25">
            <text:p>8.25</text:p>
          </table:table-cell>
          <table:table-cell table:number-columns-repeated="2"/>
        </table:table-row>
        <table:table-row table:style-name="ro2">
          <table:table-cell table:style-name="ce2" office:value-type="float" office:value="12">
            <text:p>12</text:p>
          </table:table-cell>
          <table:table-cell office:value-type="string">
            <text:p>538-79758-0006</text:p>
          </table:table-cell>
          <table:table-cell office:value-type="string">
            <text:p>DC-Stromkabel PicoBlade 26 AWG UL 1061, 150mm</text:p>
          </table:table-cell>
          <table:table-cell table:style-name="ce7" office:value-type="string">
            <text:p><text:a xlink:href="http://de.mouser.com/ProductDetail/Molex/79758-0006/?qs=%2Fha2pyFaduiWix3JOiYmZTEIerTFmnySZdtJ13HpEM70mDXeDHeCcQ%3D%3D" xlink:type="simple">http://de.mouser.com/ProductDetail/Molex/79758-0006/?qs=%2fha2pyFaduiWix3JOiYmZTEIerTFmnySZdtJ13HpEM70mDXeDHeCcQ%3d%3d</text:a></text:p>
          </table:table-cell>
          <table:table-cell table:style-name="ce8" office:value-type="float" office:value="0.184">
            <text:p>0.18</text:p>
          </table:table-cell>
          <table:table-cell table:style-name="ce8" table:formula="of:=[.A13]*[.E13]" office:value-type="float" office:value="2.208">
            <text:p>2,21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5">
            <text:p>5</text:p>
          </table:table-cell>
          <table:table-cell office:value-type="string">
            <text:p>895-FT232RL</text:p>
          </table:table-cell>
          <table:table-cell office:value-type="string">
            <text:p>USB-IC-Schnittstelle USB to Serial UART Enhanced IC SSOP-28</text:p>
          </table:table-cell>
          <table:table-cell table:style-name="ce7" office:value-type="string">
            <text:p><text:a xlink:href="http://de.mouser.com/ProductDetail/FTDI/FT232RL-REEL/?qs=sGAEpiMZZMs5ceO8zL%252bTxyQLQIH6hE7q" xlink:type="simple">http://de.mouser.com/ProductDetail/FTDI/FT232RL-REEL/?qs=sGAEpiMZZMs5ceO8zL%252bTxyQLQIH6hE7q</text:a></text:p>
          </table:table-cell>
          <table:table-cell table:style-name="ce8" office:value-type="float" office:value="3.66">
            <text:p>3.66</text:p>
          </table:table-cell>
          <table:table-cell table:style-name="ce8" table:formula="of:=[.A14]*[.E14]" office:value-type="float" office:value="18.3">
            <text:p>18.30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5">
            <text:p>5</text:p>
          </table:table-cell>
          <table:table-cell office:value-type="string">
            <text:p>649-10033526-N3212LF</text:p>
          </table:table-cell>
          <table:table-cell office:value-type="string">
            <text:p>USB-Stecker MINIUSB B TYPE RT ANGLE RECEPTACLE</text:p>
          </table:table-cell>
          <table:table-cell table:style-name="ce7" office:value-type="string">
            <text:p><text:a xlink:href="http://de.mouser.com/ProductDetail/FCI/10033526-N3212LF/?qs=%2Fha2pyFadujxDEaTCG%2F3IgsbFChSuv66JrkjaCBKgukjCIH%2FH4qAI7ajoEkcwwLO" xlink:type="simple">http://de.mouser.com/ProductDetail/FCI/10033526-N3212LF/?qs=%2fha2pyFadujxDEaTCG%2f3IgsbFChSuv66JrkjaCBKgukjCIH%2fH4qAI7ajoEkcwwLO</text:a></text:p>
          </table:table-cell>
          <table:table-cell table:style-name="ce8" office:value-type="float" office:value="0.464">
            <text:p>0.46</text:p>
          </table:table-cell>
          <table:table-cell table:style-name="ce8" table:formula="of:=[.A15]*[.E15]" office:value-type="float" office:value="2.32">
            <text:p>2.32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5">
            <text:p>5</text:p>
          </table:table-cell>
          <table:table-cell office:value-type="string">
            <text:p>649-10029449-111RLF</text:p>
          </table:table-cell>
          <table:table-cell office:value-type="string">
            <text:p>HDMI, Displayport &amp; DVI-Steckverbinder HDMI TYPE A RECEPT</text:p>
          </table:table-cell>
          <table:table-cell table:style-name="ce7" office:value-type="string">
            <text:p><text:a xlink:href="http://de.mouser.com/ProductDetail/FCI/10029449-111RLF/?qs=%2Fha2pyFadug8U4IOZZI2jnut2zm2rFMAp8K8PcXPAIyrEGZ2XRAPnyrp%252b5pF2ZP7" xlink:type="simple">http://de.mouser.com/ProductDetail/FCI/10029449-111RLF/?qs=%2fha2pyFadug8U4IOZZI2jnut2zm2rFMAp8K8PcXPAIyrEGZ2XRAPnyrp%252b5pF2ZP7</text:a></text:p>
          </table:table-cell>
          <table:table-cell table:style-name="ce8" office:value-type="float" office:value="0.48">
            <text:p>0.48</text:p>
          </table:table-cell>
          <table:table-cell table:style-name="ce8" table:formula="of:=[.A16]*[.E16]" office:value-type="float" office:value="2.4">
            <text:p>2.40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5">
            <text:p>5</text:p>
          </table:table-cell>
          <table:table-cell office:value-type="string">
            <text:p>556-AT24C01C-SSHM-B</text:p>
          </table:table-cell>
          <table:table-cell office:value-type="string">
            <text:p>EEPROM 1K 2-WIRE 8 SOIC PB HALOFREE NiPdAu 1.7V</text:p>
          </table:table-cell>
          <table:table-cell table:style-name="ce7" office:value-type="string">
            <text:p><text:a xlink:href="http://de.mouser.com/ProductDetail/Atmel/AT24C01C-SSHM-B/?qs=%2Fha2pyFaduiPyj5Xbzu3LDkZ5LRf3e5ZoZWa68Ku1XvnUdah058QnSJuuIfSMI6G" xlink:type="simple">http://de.mouser.com/ProductDetail/Atmel/AT24C01C-SSHM-B/?qs=%2fha2pyFaduiPyj5Xbzu3LDkZ5LRf3e5ZoZWa68Ku1XvnUdah058QnSJuuIfSMI6G</text:a></text:p>
          </table:table-cell>
          <table:table-cell table:style-name="ce8" office:value-type="float" office:value="0.232">
            <text:p>0.23</text:p>
          </table:table-cell>
          <table:table-cell table:style-name="ce8" table:formula="of:=[.A17]*[.E17]" office:value-type="float" office:value="1.16">
            <text:p>1.16</text:p>
          </table:table-cell>
          <table:table-cell table:number-columns-repeated="2"/>
        </table:table-row>
        <table:table-row table:style-name="ro2">
          <table:table-cell table:style-name="ce3" table:formula="of:=[.$C$4]*7" office:value-type="float" office:value="35">
            <text:p>35</text:p>
          </table:table-cell>
          <table:table-cell office:value-type="string">
            <text:p>774-742C083220JP</text:p>
          </table:table-cell>
          <table:table-cell office:value-type="string">
            <text:p>Widerstandnetzwerke u. -Arrays 22ohms 50V 5%</text:p>
          </table:table-cell>
          <table:table-cell table:style-name="ce7" office:value-type="string">
            <text:p><text:a xlink:href="http://de.mouser.com/ProductDetail/CTS/742C083220JP/?qs=%2Fha2pyFadugZw%2FZ8FzXmJjgugrSX4rX8irC%252bdOVCTeo59FWpXkhYqw%3D%3D" xlink:type="simple">http://de.mouser.com/ProductDetail/CTS/742C083220JP/?qs=%2fha2pyFadugZw%2fZ8FzXmJjgugrSX4rX8irC%252bdOVCTeo59FWpXkhYqw%3d%3d</text:a></text:p>
          </table:table-cell>
          <table:table-cell table:style-name="ce8" office:value-type="float" office:value="0.024">
            <text:p>0.02</text:p>
          </table:table-cell>
          <table:table-cell table:style-name="ce8" table:formula="of:=[.A18]*[.E18]" office:value-type="float" office:value="0.84">
            <text:p>0.84</text:p>
          </table:table-cell>
          <table:table-cell table:number-columns-repeated="2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656-FIX30HLKITASSY</text:p>
          </table:table-cell>
          <table:table-cell table:style-name="ce6" office:value-type="string">
            <text:p>FI-X30HL-KITASSY-300M </text:p>
          </table:table-cell>
          <table:table-cell table:style-name="ce7" office:value-type="string">
            <text:p><text:a xlink:href="http://de.mouser.com/ProductDetail/JAE-Electronics/FI-X30HL-KITASSY-300M/?qs=%2Fha2pyFaduioZsvOJCeWcsKeKkQmRr4vQe7e1RJ04NQdFGityFbDjSRbP4cf%2FkRg" xlink:type="simple">http://de.mouser.com/ProductDetail/JAE-Electronics/FI-X30HL-KITASSY-300M/?qs=%2fha2pyFaduioZsvOJCeWcsKeKkQmRr4vQe7e1RJ04NQdFGityFbDjSRbP4cf%2fkRg</text:a></text:p>
          </table:table-cell>
          <table:table-cell table:style-name="ce8" office:value-type="float" office:value="11.19">
            <text:p>11.19</text:p>
          </table:table-cell>
          <table:table-cell table:style-name="ce8" table:formula="of:=[.A19]*[.E19]" office:value-type="float" office:value="11.19">
            <text:p>11,19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5">
            <text:p>5</text:p>
          </table:table-cell>
          <table:table-cell office:value-type="string">
            <text:p>806-KLDX-0202-A-LT</text:p>
          </table:table-cell>
          <table:table-cell office:value-type="string">
            <text:p>DC-Spannungsversorgungssteckverbinder 2.0mm PCB JACK LOCKING TYPE</text:p>
          </table:table-cell>
          <table:table-cell office:value-type="string">
            <text:p><text:a xlink:href="http://de.mouser.com/ProductDetail/Kycon/KLDX-0202-A-LT/?qs=%2Fha2pyFadug6yAePtFHF%252bYgVUqD4usJO%252bzszO19jtQE%252bUyITMB7Piw%3D%3D" xlink:type="simple">http://de.mouser.com/ProductDetail/Kycon/KLDX-0202-A-LT/?qs=%2fha2pyFadug6yAePtFHF%252bYgVUqD4usJO%252bzszO19jtQE%252bUyITMB7Piw%3d%3d</text:a></text:p>
          </table:table-cell>
          <table:table-cell table:style-name="ce8" office:value-type="float" office:value="0.704">
            <text:p>0.70</text:p>
          </table:table-cell>
          <table:table-cell table:style-name="ce8" table:formula="of:=[.A20]*[.E20]" office:value-type="float" office:value="3.52">
            <text:p>3.52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5">
            <text:p>5</text:p>
          </table:table-cell>
          <table:table-cell office:value-type="string">
            <text:p>821-MBS10</text:p>
          </table:table-cell>
          <table:table-cell office:value-type="string">
            <text:p>Brückengleichrichter 0.8A 1000V</text:p>
          </table:table-cell>
          <table:table-cell table:style-name="ce7" office:value-type="string">
            <text:p><text:a xlink:href="http://de.mouser.com/ProductDetail/Taiwan-Semiconductor/MBS10/?qs=sGAEpiMZZMutXGli8Ay4kJ6cJI5FYvVSu5UYMaNpkuw%3D" xlink:type="simple">http://de.mouser.com/ProductDetail/Taiwan-Semiconductor/MBS10/?qs=sGAEpiMZZMutXGli8Ay4kJ6cJI5FYvVSu5UYMaNpkuw%3d</text:a></text:p>
          </table:table-cell>
          <table:table-cell table:style-name="ce8" office:value-type="float" office:value="0.296">
            <text:p>0.30</text:p>
          </table:table-cell>
          <table:table-cell table:style-name="ce8" table:formula="of:=[.A21]*[.E21]" office:value-type="float" office:value="1.48">
            <text:p>1.48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5">
            <text:p>5</text:p>
          </table:table-cell>
          <table:table-cell office:value-type="string">
            <text:p>647-RFS0J101MCN1GS</text:p>
          </table:table-cell>
          <table:table-cell office:value-type="string">
            <text:p>Organische Polymer-Aluminiumkondensatoren 6.3V 100uF 105C</text:p>
          </table:table-cell>
          <table:table-cell table:style-name="ce7" office:value-type="string">
            <text:p><text:a xlink:href="http://de.mouser.com/ProductDetail/Nichicon/RFS0J101MCN1GS/?qs=%2Fha2pyFaduiMQ54CE5GDrvVefsfYBQJ7BwehBtsF%2Fq4ceAURqQ8TaSxygZwzF%2Fn5" xlink:type="simple">http://de.mouser.com/ProductDetail/Nichicon/RFS0J101MCN1GS/?qs=%2fha2pyFaduiMQ54CE5GDrvVefsfYBQJ7BwehBtsF%2fq4ceAURqQ8TaSxygZwzF%2fn5</text:a></text:p>
          </table:table-cell>
          <table:table-cell office:value-type="float" office:value="0.632">
            <text:p>0.632</text:p>
          </table:table-cell>
          <table:table-cell table:style-name="ce8" table:formula="of:=[.A22]*[.E22]" office:value-type="float" office:value="3.16">
            <text:p>3.16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5">
            <text:p>5</text:p>
          </table:table-cell>
          <table:table-cell office:value-type="string">
            <text:p>647-PCX1V100MCL1GS</text:p>
          </table:table-cell>
          <table:table-cell table:style-name="ce5" office:value-type="string">
            <text:p>Organische Polymer-Aluminiumkondensatoren 35V 10uF 20%</text:p>
          </table:table-cell>
          <table:table-cell table:style-name="ce7" office:value-type="string">
            <text:p><text:a xlink:href="http://de.mouser.com/ProductDetail/Nichicon/PCX1V100MCL1GS/?qs=sGAEpiMZZMsIwzbKW1rlgYRzL8pPPPzdU5Il%2FzR2UWY%3D" xlink:type="simple">http://de.mouser.com/ProductDetail/Nichicon/PCX1V100MCL1GS/?qs=sGAEpiMZZMsIwzbKW1rlgYRzL8pPPPzdU5Il%2fzR2UWY%3d</text:a></text:p>
          </table:table-cell>
          <table:table-cell office:value-type="float" office:value="0.8">
            <text:p>0.8</text:p>
          </table:table-cell>
          <table:table-cell table:style-name="ce8" table:formula="of:=[.A23]*[.E23]" office:value-type="float" office:value="4">
            <text:p>4.00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5">
            <text:p>5</text:p>
          </table:table-cell>
          <table:table-cell office:value-type="string">
            <text:p>511-LD1085D2T33-TR</text:p>
          </table:table-cell>
          <table:table-cell office:value-type="string">
            <text:p>LDO Spannungs-Regulator 3.3V 3.0A Positive</text:p>
          </table:table-cell>
          <table:table-cell table:style-name="ce7" office:value-type="string">
            <text:p><text:a xlink:href="http://de.mouser.com/ProductDetail/STMicroelectronics/LD1085D2T33R/?qs=sGAEpiMZZMsGz1a6aV8DcF4U0ZWe45OTV5vg5qkIeOw%3D" xlink:type="simple">http://de.mouser.com/ProductDetail/STMicroelectronics/LD1085D2T33R/?qs=sGAEpiMZZMsGz1a6aV8DcF4U0ZWe45OTV5vg5qkIeOw%3d</text:a></text:p>
          </table:table-cell>
          <table:table-cell office:value-type="float" office:value="1.35">
            <text:p>1.35</text:p>
          </table:table-cell>
          <table:table-cell table:style-name="ce8" table:formula="of:=[.A24]*[.E24]" office:value-type="float" office:value="6.75">
            <text:p>6.75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/>
          <table:table-cell table:style-name="ce8" table:formula="of:=[.A25]*[.E25]" office:value-type="float" office:value="0">
            <text:p>0.00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/>
          <table:table-cell table:style-name="ce8" table:formula="of:=[.A26]*[.E26]" office:value-type="float" office:value="0">
            <text:p>0.00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/>
          <table:table-cell table:style-name="ce8" table:formula="of:=[.A27]*[.E27]" office:value-type="float" office:value="0">
            <text:p>0.00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/>
          <table:table-cell table:style-name="ce8" table:formula="of:=[.A28]*[.E28]" office:value-type="float" office:value="0">
            <text:p>0.00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/>
          <table:table-cell table:style-name="ce8" table:formula="of:=[.A29]*[.E29]" office:value-type="float" office:value="0">
            <text:p>0.00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/>
          <table:table-cell table:style-name="ce8" table:formula="of:=[.A30]*[.E30]" office:value-type="float" office:value="0">
            <text:p>0.00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/>
          <table:table-cell table:style-name="ce8" table:formula="of:=[.A31]*[.E31]" office:value-type="float" office:value="0">
            <text:p>0.00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7"/>
        </table:table-row>
        <table:table-row table:style-name="ro1">
          <table:table-cell table:style-name="ce2"/>
          <table:table-cell table:number-columns-repeated="5"/>
          <table:table-cell table:style-name="ce8" table:formula="of:=SUM([.F7:.F31])" office:value-type="float" office:value="174.488">
            <text:p>174.49</text:p>
          </table:table-cell>
          <table:table-cell/>
        </table:table-row>
        <table:table-row table:style-name="ro1" table:number-rows-repeated="13">
          <table:table-cell table:style-name="ce2"/>
          <table:table-cell table:number-columns-repeated="7"/>
        </table:table-row>
        <table:table-row table:style-name="ro1">
          <table:table-cell office:value-type="string">
            <text:p>ES&amp;S Kabel</text:p>
          </table:table-cell>
          <table:table-cell table:number-columns-repeated="7"/>
        </table:table-row>
        <table:table-row table:style-name="ro1">
          <table:table-cell office:value-type="string">
            <text:p>Menge</text:p>
          </table:table-cell>
          <table:table-cell office:value-type="string">
            <text:p>Bestellnr. </text:p>
          </table:table-cell>
          <table:table-cell office:value-type="string">
            <text:p>Bezeichnung</text:p>
          </table:table-cell>
          <table:table-cell/>
          <table:table-cell office:value-type="string">
            <text:p>Stückpreis</text:p>
          </table:table-cell>
          <table:table-cell office:value-type="string">
            <text:p>Preis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string">
            <text:p>KAB-FI-X30H-0500RK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1.58">
            <text:p>41.58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F49]" office:value-type="float" office:value="41.58">
            <text:p>41,58</text:p>
          </table:table-cell>
          <table:table-cell/>
        </table:table-row>
        <table:table-row table:style-name="ro2">
          <table:table-cell office:value-type="string">
            <text:p>TechToys</text:p>
          </table:table-cell>
          <table:table-cell table:number-columns-repeated="7"/>
        </table:table-row>
        <table:table-row table:style-name="ro2">
          <table:table-cell office:value-type="string">
            <text:p>Menge</text:p>
          </table:table-cell>
          <table:table-cell office:value-type="string">
            <text:p>Bestellnr. </text:p>
          </table:table-cell>
          <table:table-cell office:value-type="string">
            <text:p>Bezeichnug</text:p>
          </table:table-cell>
          <table:table-cell/>
          <table:table-cell office:value-type="string">
            <text:p>Stückpreis</text:p>
          </table:table-cell>
          <table:table-cell office:value-type="string">
            <text:p>Prei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SD1963EVK-R4ATY700TFT</text:p>
          </table:table-cell>
          <table:table-cell office:value-type="string">
            <text:p>Bundle SSD1963EVK-R4A + 7" WVGA color TFT (no Touch Panel)] </text:p>
          </table:table-cell>
          <table:table-cell office:value-type="string">
            <text:p><text:a xlink:href="http://www.techtoys.com.hk/Displays/SSD1963EvalRev3B/SSD1963%20Eval%20Board%20Rev4A.htm" xlink:type="simple">http://www.techtoys.com.hk/Displays/SSD1963EvalRev3B/SSD1963 Eval Board Rev4A.htm</text:a></text:p>
          </table:table-cell>
          <table:table-cell office:value-type="float" office:value="59">
            <text:p>59</text:p>
          </table:table-cell>
          <table:table-cell/>
          <table:table-cell office:value-type="float" office:value="59">
            <text:p>59</text:p>
          </table:table-cell>
          <table:table-cell office:value-type="string">
            <text:p>Am 20.03.2014 bestellt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 office:value-type="string">
            <text:p>pcb-pool.de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eiterplatten 100mm * 100mm 4 lagen</text:p>
          </table:table-cell>
          <table:table-cell table:number-columns-repeated="2"/>
          <table:table-cell office:value-type="float" office:value="246.12">
            <text:p>246.12</text:p>
          </table:table-cell>
          <table:table-cell/>
          <table:table-cell office:value-type="float" office:value="219">
            <text:p>219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2">
          <table:table-cell office:value-type="string">
            <text:p>HyLine</text:p>
          </table:table-cell>
          <table:table-cell table:number-columns-repeated="7"/>
        </table:table-row>
        <table:table-row table:style-name="ro2">
          <table:table-cell office:value-type="string">
            <text:p>Menge</text:p>
          </table:table-cell>
          <table:table-cell office:value-type="string">
            <text:p>Betellnr.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B070WV8-SL01</text:p>
          </table:table-cell>
          <table:table-cell table:number-columns-repeated="2"/>
          <table:table-cell office:value-type="float" office:value="80">
            <text:p>80</text:p>
          </table:table-cell>
          <table:table-cell/>
          <table:table-cell table:formula="of:=[.E62]" office:value-type="float" office:value="80">
            <text:p>8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formula="of:=SUM([.G21:.G63])" office:value-type="float" office:value="574.068">
            <text:p>574.068</text:p>
          </table:table-cell>
          <table:table-cell/>
        </table:table-row>
        <table:table-row table:style-name="ro1" table:number-rows-repeated="104851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style:style style:name="Default" style:family="table-cell">
      <style:text-properties style:font-name-asian="WenQuanYi Zen Hei" style:font-name-complex="Lohit Marath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 style:data-style-name="N2" text:time-value="0000-00-00T17:42:1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9T12:02:19</meta:creation-date>
    <dc:date>2014-03-20T17:52:19</dc:date>
    <meta:editing-duration>PT8H8M7S</meta:editing-duration>
    <meta:editing-cycles>21</meta:editing-cycles>
    <meta:generator>LibreOffice/4.0.2.2$Linux_x86 LibreOffice_project/400m0$Build-2</meta:generator>
    <meta:document-statistic meta:table-count="1" meta:cell-count="178" meta:object-count="0"/>
  </office:meta>
</office:document-meta>
</file>